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729fcf"/>
    </style:style>
    <style:style style:name="P2" style:family="paragraph" style:parent-style-name="Standard">
      <style:text-properties officeooo:rsid="00087966" officeooo:paragraph-rsid="00087966"/>
    </style:style>
    <style:style style:name="P3" style:family="paragraph" style:parent-style-name="Standard">
      <style:text-properties officeooo:rsid="00087966" officeooo:paragraph-rsid="00096387"/>
    </style:style>
    <style:style style:name="P4" style:family="paragraph" style:parent-style-name="Standard">
      <style:text-properties officeooo:rsid="00092e30" officeooo:paragraph-rsid="00092e30"/>
    </style:style>
    <style:style style:name="P5" style:family="paragraph" style:parent-style-name="Standard">
      <style:text-properties fo:color="#ff0000" officeooo:rsid="00087966" officeooo:paragraph-rsid="00087966"/>
    </style:style>
    <style:style style:name="P6" style:family="paragraph" style:parent-style-name="Standard">
      <style:text-properties fo:color="#ff0000" officeooo:rsid="00092e30" officeooo:paragraph-rsid="00092e30"/>
    </style:style>
    <style:style style:name="P7" style:family="paragraph" style:parent-style-name="Standard">
      <style:text-properties fo:color="#ff0000" officeooo:rsid="00092e30" officeooo:paragraph-rsid="00096387"/>
    </style:style>
    <style:style style:name="P8" style:family="paragraph" style:parent-style-name="Standard">
      <style:text-properties fo:color="#ff0000" fo:font-size="10pt" officeooo:rsid="00092e30" officeooo:paragraph-rsid="00092e30" style:font-size-asian="10pt" style:font-size-complex="10pt"/>
    </style:style>
    <style:style style:name="P9" style:family="paragraph" style:parent-style-name="Standard">
      <style:text-properties officeooo:rsid="000a5cb8" officeooo:paragraph-rsid="000a5cb8"/>
    </style:style>
    <style:style style:name="P10" style:family="paragraph" style:parent-style-name="Standard">
      <style:text-properties fo:color="#5983b0" fo:font-weight="bold" officeooo:rsid="00087966" officeooo:paragraph-rsid="00087966" style:font-weight-asian="bold" style:font-weight-complex="bold"/>
    </style:style>
    <style:style style:name="P11" style:family="paragraph" style:parent-style-name="Standard">
      <style:text-properties fo:font-size="10pt" officeooo:rsid="00087966" officeooo:paragraph-rsid="00087966" style:font-size-asian="10pt" style:font-size-complex="10pt"/>
    </style:style>
    <style:style style:name="P12" style:family="paragraph" style:parent-style-name="Standard">
      <style:paragraph-properties fo:padding="0.0201in" fo:border="0.06pt solid #ffa6a6" style:shadow="#ffd7d7 0.0693in 0.0693in"/>
      <style:text-properties fo:font-size="10pt" officeooo:rsid="00087966" officeooo:paragraph-rsid="00087966" style:font-size-asian="10pt" style:font-size-complex="10pt"/>
    </style:style>
    <style:style style:name="T1" style:family="text">
      <style:text-properties officeooo:rsid="000963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y 25 – Recursion</text:h>
      <text:p text:style-name="P2"/>
      <text:p text:style-name="P2"><text:span text:style-name="T2">Recursion: </text:span><text:span text:style-name="T3">a function is recursive if the function, in order to compute its result, calls itself.</text:span></text:p>
      <text:p text:style-name="P2"/>
      <text:section text:style-name="Sect1" text:name="Section1">
        <text:p text:style-name="P12">int main() {</text:p>
        <text:p text:style-name="P12"><text:s text:c="2"/>int k = 4;</text:p>
        <text:p text:style-name="P12"><text:s text:c="2"/>int f = factorial(4);</text:p>
        <text:p text:style-name="P12"><text:s text:c="2"/>cout &lt;&lt; f &lt;&lt; endl;</text:p>
        <text:p text:style-name="P12"><text:s text:c="2"/>return 0;</text:p>
        <text:p text:style-name="P12">}</text:p>
        <text:p text:style-name="P12">int factorial(int n){</text:p>
        <text:p text:style-name="P12"><text:s text:c="2"/>if (n == 1) <text:s text:c="15"/></text:p>
        <text:p text:style-name="P12"><text:s text:c="4"/>return 1; <text:s text:c="15"/></text:p>
        <text:p text:style-name="P12"><text:s text:c="2"/>else <text:s text:c="22"/></text:p>
        <text:p text:style-name="P12"><text:s text:c="4"/>return n * factorial(n-1);</text:p>
        <text:p text:style-name="P12">}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2"/>
      <text:p text:style-name="P2">Things to Note:</text:p>
      <text:p text:style-name="P5">- Need a base case: needs a stopping point – where it doesn’t call itself</text:p>
      <text:p text:style-name="P5">* if you don’t have a stopping point, the stack continually grows and then we run out of space</text:p>
      <text:p text:style-name="P5"><text:s text:c="2"/>→ segfault</text:p>
      <text:p text:style-name="P2"/>
      <text:p text:style-name="P2"/>
      <text:p text:style-name="P2"/>
      <text:p text:style-name="P2">Another Example:</text:p>
      <text:section text:style-name="Sect1" text:name="Section2">
        <text:p text:style-name="P12">int sum(int k) {</text:p>
        <text:p text:style-name="P12"><text:s text:c="2"/>int p = 0, ans = 0;</text:p>
        <text:p text:style-name="P12"/>
        <text:p text:style-name="P12"><text:s text:c="2"/>// Base case</text:p>
        <text:p text:style-name="P12"><text:s text:c="2"/>if (k == 0)</text:p>
        <text:p text:style-name="P12"><text:s text:c="4"/>return 0;</text:p>
        <text:p text:style-name="P12"/>
        <text:p text:style-name="P12"><text:s text:c="2"/>// Recursive case</text:p>
        <text:p text:style-name="P12"><text:s text:c="2"/>p = sum(k-1);</text:p>
        <text:p text:style-name="P12"><text:s text:c="2"/>ans = p + k;</text:p>
        <text:p text:style-name="P12"/>
        <text:p text:style-name="P12"><text:s text:c="2"/>return ans;</text:p>
        <text:p text:style-name="P12">}</text:p>
        <text:p text:style-name="P2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</text:p>
      </text:section>
      <text:p text:style-name="P2"/>
      <text:p text:style-name="P10">Writing a Recursive Function:</text:p>
      <text:p text:style-name="P2">2 Questions to ask:</text:p>
      <text:p text:style-name="P5">1. What is the base case?</text:p>
      <text:p text:style-name="P5">2. What is the recursive case?</text:p>
      <text:p text:style-name="P5">If I had a function that solved my problem, but only for arguments of value less than n, how could I solve the problem for n?</text:p>
      <text:p text:style-name="P2"/>
      <text:p text:style-name="P2"/>
      <text:p text:style-name="P2">Example: <draw:frame draw:style-name="fr1" draw:name="Object1" text:anchor-type="as-char" svg:y="-0.172in" svg:width="1.7917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6">base case: if n=1, return <text:span text:style-name="T1">1</text:span>;</text:p>
      <text:p text:style-name="P6"/>
      <text:p text:style-name="P6">recursive case:</text:p>
      <text:p text:style-name="P6">if we had sum(n-1), then sum(n) = sum(n-1) + n^2</text:p>
      <text:p text:style-name="P4"/>
      <text:p text:style-name="P8">int sumsquare(int k)</text:p>
      <text:p text:style-name="P8">{</text:p>
      <text:p text:style-name="P8"><text:s text:c="2"/>// Base case</text:p>
      <text:p text:style-name="P8"><text:s text:c="2"/>if (k == 1)</text:p>
      <text:p text:style-name="P8"><text:s text:c="4"/>return 1;</text:p>
      <text:p text:style-name="P8"/>
      <text:p text:style-name="P8"><text:s text:c="2"/>// Recursive case</text:p>
      <text:p text:style-name="P8"><text:s text:c="2"/>int p = sumsquare(k - 1);</text:p>
      <text:p text:style-name="P8"><text:s text:c="2"/>int ans = p + k*k;</text:p>
      <text:p text:style-name="P8"><text:s text:c="2"/>return ans;</text:p>
      <text:p text:style-name="P8">}</text:p>
      <text:p text:style-name="P4"/>
      <text:p text:style-name="P4">Example: factor n</text:p>
      <text:p text:style-name="P4"/>
      <text:p text:style-name="P6">base case: if n = 1, return <text:span text:style-name="T1">(i.e. done)</text:span></text:p>
      <text:p text:style-name="P6"/>
      <text:p text:style-name="P6">recursive case: <text:s text:c="2"/>(now, we have k in terms of number of factors and not actual number we are factoring)</text:p>
      <text:p text:style-name="P7"><text:s text:c="6"/>if we have factor(f_1*f_2*...*f_k), then </text:p>
      <text:p text:style-name="P7"><text:span text:style-name="T1"><text:s text:c="11"/>factor(f_1*f_2*...*f_k*f_(k+1)) = f_(k+1)*factor(</text:span>f_1*f_2*...*f_k)</text:p>
      <text:p text:style-name="P3"/>
      <text:section text:style-name="Sect1" text:name="Section3">
        <text:p text:style-name="P11">int firstfactor(int n)</text:p>
        <text:p text:style-name="P11">{</text:p>
        <text:p text:style-name="P11"><text:s text:c="2"/>// Returns the smallest factor of n</text:p>
        <text:p text:style-name="P11"><text:s text:c="2"/>int i = 2;</text:p>
        <text:p text:style-name="P11"><text:s text:c="2"/>while(n % i != 0)</text:p>
        <text:p text:style-name="P11"><text:s text:c="4"/>i++;</text:p>
        <text:p text:style-name="P11"><text:s text:c="2"/>return i;</text:p>
        <text:p text:style-name="P11">}</text:p>
        <text:p text:style-name="P11"/>
        <text:p text:style-name="P11"/>
        <text:p text:style-name="P11"/>
        <text:p text:style-name="P11">void factor(int n, ostream&amp; OUT)</text:p>
        <text:p text:style-name="P11">{</text:p>
        <text:p text:style-name="P11"><text:s text:c="2"/>// BASE CASE</text:p>
        <text:p text:style-name="P11"><text:s text:c="2"/>if (n == 1)</text:p>
        <text:p text:style-name="P11"><text:s text:c="4"/>return;</text:p>
        <text:p text:style-name="P11"/>
        <text:p text:style-name="P11"><text:s text:c="2"/>// RECURSIVE CASE</text:p>
        <text:p text:style-name="P11"><text:s text:c="2"/>int f = firstfactor(n);</text:p>
        <text:p text:style-name="P11"><text:s text:c="2"/>OUT &lt;&lt; '(' &lt;&lt; f &lt;&lt; ')';</text:p>
        <text:p text:style-name="P11"><text:s text:c="2"/>factor(n/f,OUT);</text:p>
        <text:p text:style-name="P11">}</text:p>
      </text:section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1:36:35.506979989</meta:creation-date>
    <dc:date>2022-10-24T13:31:17.418259397</dc:date>
    <meta:editing-duration>PT9M46S</meta:editing-duration>
    <meta:editing-cycles>1</meta:editing-cycles>
    <meta:document-statistic meta:table-count="0" meta:image-count="0" meta:object-count="1" meta:page-count="2" meta:paragraph-count="71" meta:word-count="316" meta:character-count="1703" meta:non-whitespace-character-count="1296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sup>
        <mn>1</mn>
        <mn>2</mn>
      </msup>
      <mo stretchy="false">+</mo>
      <msup>
        <mn>2</mn>
        <mn>2</mn>
      </msup>
      <mo stretchy="false">+</mo>
      <msup>
        <mn>3</mn>
        <mn>2</mn>
      </msup>
      <mo stretchy="false">+</mo>
      <mn>...</mn>
      <mo stretchy="false">+</mo>
      <msup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n>2</mn>
      </msup>
      <mo stretchy="false">+</mo>
      <msup>
        <mi>n</mi>
        <mn>2</mn>
      </msup>
    </mrow>
    <annotation encoding="StarMath 5.0">1^2 + 2^2 + 3^2 + ... + ( n-1 )^2 + n^2</annotation>
  </semantics>
</math>
</file>